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0c0c0" draw:textarea-horizontal-align="justify" draw:textarea-vertical-align="middle" draw:auto-grow-height="false" fo:min-height="1.643cm" fo:min-width="12.815cm"/>
    </style:style>
    <style:style style:name="gr2" style:family="graphic" style:parent-style-name="standard">
      <style:graphic-properties svg:stroke-width="0.01cm" svg:stroke-color="#000000" draw:marker-start-width="0.215cm" draw:marker-end-width="0.215cm" draw:fill="solid" draw:fill-color="#ffffff" draw:textarea-horizontal-align="justify" draw:textarea-vertical-align="middle" draw:auto-grow-height="false" fo:min-height="0.34cm" fo:min-width="9.29cm" fo:padding-top="0.13cm" fo:padding-bottom="0.13cm" fo:padding-left="0.255cm" fo:padding-right="0.255cm"/>
    </style:style>
    <style:style style:name="gr3" style:family="graphic" style:parent-style-name="standard">
      <style:graphic-properties svg:stroke-width="0.05cm" svg:stroke-color="#b3b3b3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b3b3b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-color="#33cc66" draw:textarea-horizontal-align="justify" draw:textarea-vertical-align="middle" draw:auto-grow-height="false" fo:min-height="0.35cm" fo:min-width="2.01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-color="#c0c0c0" draw:textarea-horizontal-align="justify" draw:textarea-vertical-align="middle" draw:auto-grow-height="false" fo:min-height="8.733cm" fo:min-width="12.792cm"/>
    </style:style>
    <style:style style:name="gr8" style:family="graphic" style:parent-style-name="standard">
      <style:graphic-properties svg:stroke-width="0.01cm" svg:stroke-color="#000000" draw:marker-start-width="0.215cm" draw:marker-end-width="0.215cm" draw:fill="solid" draw:fill-color="#ffffff" draw:textarea-horizontal-align="justify" draw:textarea-vertical-align="middle" draw:auto-grow-height="false" fo:min-height="0.34cm" fo:min-width="4.995cm" fo:padding-top="0.13cm" fo:padding-bottom="0.13cm" fo:padding-left="0.255cm" fo:padding-right="0.2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4.938cm"/>
    </style:style>
    <style:style style:name="gr10" style:family="graphic" style:parent-style-name="standard">
      <style:graphic-properties svg:stroke-width="0.01cm" svg:stroke-color="#000000" draw:marker-start-width="0.215cm" draw:marker-end-width="0.215cm" draw:fill-color="#ffffff" draw:textarea-horizontal-align="justify" draw:textarea-vertical-align="middle" draw:auto-grow-height="false" fo:min-height="1.041cm" fo:min-width="9.003cm" fo:padding-top="0.13cm" fo:padding-bottom="0.13cm" fo:padding-left="0.255cm" fo:padding-right="0.255cm"/>
    </style:style>
    <style:style style:name="gr11" style:family="graphic" style:parent-style-name="standard">
      <style:graphic-properties svg:stroke-width="0.01cm" svg:stroke-color="#000000" draw:marker-start-width="0.215cm" draw:marker-end-width="0.215cm" draw:fill="solid" draw:fill-color="#ffffff" draw:textarea-horizontal-align="justify" draw:textarea-vertical-align="middle" draw:auto-grow-height="false" fo:min-height="0.34cm" fo:min-width="3.521cm" fo:padding-top="0.13cm" fo:padding-bottom="0.13cm" fo:padding-left="0.255cm" fo:padding-right="0.255cm"/>
    </style:style>
    <style:style style:name="gr12" style:family="graphic" style:parent-style-name="standard">
      <style:graphic-properties svg:stroke-width="0.01cm" svg:stroke-color="#cccccc" draw:marker-start-width="0.215cm" draw:marker-end-width="0.215cm" draw:fill-color="#c0c0c0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13" style:family="graphic" style:parent-style-name="objectwithoutfill">
      <style:graphic-properties svg:stroke-width="0.05cm" svg:stroke-color="#c0c0c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1cm" svg:stroke-color="#000000" draw:marker-start-width="0.215cm" draw:marker-end-width="0.215cm" draw:fill="solid" draw:fill-color="#ffffff" draw:textarea-horizontal-align="justify" draw:textarea-vertical-align="middle" draw:auto-grow-height="false" fo:min-height="0.34cm" fo:min-width="2.47cm" fo:padding-top="0.13cm" fo:padding-bottom="0.13cm" fo:padding-left="0.255cm" fo:padding-right="0.255cm"/>
    </style:style>
    <style:style style:name="gr15" style:family="graphic" style:parent-style-name="standard">
      <style:graphic-properties svg:stroke-width="0.01cm" svg:stroke-color="#000000" draw:marker-start-width="0.215cm" draw:marker-end-width="0.215cm" draw:fill="solid" draw:fill-color="#ffffff" draw:textarea-horizontal-align="justify" draw:textarea-vertical-align="middle" draw:auto-grow-height="false" fo:min-height="0.34cm" fo:min-width="6.421cm" fo:padding-top="0.13cm" fo:padding-bottom="0.13cm" fo:padding-left="0.255cm" fo:padding-right="0.255cm"/>
    </style:style>
    <style:style style:name="gr16" style:family="graphic" style:parent-style-name="standard">
      <style:graphic-properties draw:fill-color="#33cc66" draw:textarea-horizontal-align="justify" draw:textarea-vertical-align="middle" draw:auto-grow-height="false" fo:min-height="0.35cm" fo:min-width="0.964cm"/>
    </style:style>
    <style:style style:name="gr17" style:family="graphic" style:parent-style-name="standard">
      <style:graphic-properties draw:stroke="none" draw:fill-color="#c0c0c0" draw:textarea-horizontal-align="justify" draw:textarea-vertical-align="middle" draw:auto-grow-height="false" fo:min-height="4.53cm" fo:min-width="12.79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4.93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8cm" fo:min-width="4.938cm"/>
    </style:style>
    <style:style style:name="gr20" style:family="graphic" style:parent-style-name="standard">
      <style:graphic-properties draw:fill-color="#33cc66" draw:textarea-horizontal-align="justify" draw:textarea-vertical-align="middle" draw:auto-grow-height="false" fo:min-height="0.35cm" fo:min-width="3.515cm"/>
    </style:style>
    <style:style style:name="gr21" style:family="graphic" style:parent-style-name="standard">
      <style:graphic-properties svg:stroke-width="0.01cm" svg:stroke-color="#000000" draw:marker-start-width="0.215cm" draw:marker-end-width="0.215cm" draw:fill="solid" draw:fill-color="#ffffff" draw:textarea-horizontal-align="justify" draw:textarea-vertical-align="middle" draw:auto-grow-height="false" fo:min-height="0.34cm" fo:min-width="3.807cm" fo:padding-top="0.13cm" fo:padding-bottom="0.13cm" fo:padding-left="0.255cm" fo:padding-right="0.255cm"/>
    </style:style>
    <style:style style:name="gr22" style:family="graphic" style:parent-style-name="standard">
      <style:graphic-properties svg:stroke-width="0.01cm" svg:stroke-color="#000000" draw:marker-start-width="0.215cm" draw:marker-end-width="0.215cm" draw:fill="solid" draw:fill-color="#ffffff" draw:textarea-horizontal-align="justify" draw:textarea-vertical-align="middle" draw:auto-grow-height="false" fo:min-height="0.34cm" fo:min-width="3.461cm" fo:padding-top="0.13cm" fo:padding-bottom="0.13cm" fo:padding-left="0.255cm" fo:padding-right="0.255cm"/>
    </style:style>
    <style:style style:name="gr23" style:family="graphic" style:parent-style-name="standard">
      <style:graphic-properties svg:stroke-width="0.01cm" svg:stroke-color="#000000" draw:marker-start-width="0.215cm" draw:marker-end-width="0.215cm" draw:fill="solid" draw:fill-color="#ffffff" draw:textarea-horizontal-align="justify" draw:textarea-vertical-align="middle" draw:auto-grow-height="false" fo:min-height="0.34cm" fo:min-width="3.172cm" fo:padding-top="0.13cm" fo:padding-bottom="0.13cm" fo:padding-left="0.255cm" fo:padding-right="0.25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4.938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33cc66"/>
      <style:paragraph-properties fo:text-align="center"/>
      <style:text-properties fo:color="#ffffff"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15cm" svg:height="1.893cm" svg:x="3.932cm" svg:y="1.3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8cm" svg:height="0.6cm" svg:x="4.308cm" svg:y="2.263cm">
          <text:p text:style-name="P2"><text:span text:style-name="T1">Search for storage taxonomy name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0.253cm" svg:height="0.253cm" svg:x="4.467cm" svg:y="2.43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4" draw:text-style-name="P4" draw:layer="layout" svg:x1="4.69cm" svg:y1="2.632cm" svg:x2="4.8cm" svg:y2="2.745cm">
            <text:p/>
          </draw:line>
        </draw:g>
        <draw:custom-shape draw:style-name="gr5" draw:text-style-name="P5" draw:layer="layout" svg:width="2.517cm" svg:height="0.6cm" svg:x="14.414cm" svg:y="2.248cm">
          <text:p text:style-name="P2"><text:span text:style-name="T2">Browse/add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5.438cm" svg:height="0.721cm" svg:x="4.063cm" svg:y="1.333cm">
          <draw:text-box>
            <text:p><text:span text:style-name="T1">Stored under [exactly one]</text:span></text:p>
          </draw:text-box>
        </draw:frame>
        <draw:custom-shape draw:style-name="gr7" draw:text-style-name="P1" draw:layer="layout" svg:width="13.292cm" svg:height="8.983cm" svg:x="3.963cm" svg:y="8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5.505cm" svg:height="0.6cm" svg:x="8.639cm" svg:y="13.605cm">
          <text:p text:style-name="P2"><text:span text:style-name="T1">Search for taxon 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4" draw:layer="layout" svg:width="0.253cm" svg:height="0.253cm" svg:x="8.798cm" svg:y="13.77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4" draw:text-style-name="P4" draw:layer="layout" svg:x1="9.021cm" svg:y1="13.974cm" svg:x2="9.131cm" svg:y2="14.087cm">
            <text:p/>
          </draw:line>
        </draw:g>
        <draw:custom-shape draw:style-name="gr5" draw:text-style-name="P5" draw:layer="layout" svg:width="2.517cm" svg:height="0.6cm" svg:x="14.445cm" svg:y="13.59cm">
          <text:p text:style-name="P2"><text:span text:style-name="T2">Browse/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8.497cm" svg:height="0.721cm" svg:x="4.094cm" svg:y="8.61cm">
          <draw:text-box>
            <text:p><text:span text:style-name="T1">Label determination [zero to many]</text:span></text:p>
          </draw:text-box>
        </draw:frame>
        <draw:custom-shape draw:style-name="gr10" draw:text-style-name="P7" draw:layer="layout" svg:width="9.513cm" svg:height="1.301cm" svg:x="4.325cm" svg:y="14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3" draw:layer="layout" svg:width="4.031cm" svg:height="0.6cm" svg:x="4.317cm" svg:y="13.5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" draw:layer="layout" svg:width="0.207cm" svg:height="0.207cm" draw:transform="rotate (0.785398163397448) translate (7.867cm 13.814c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frame draw:style-name="gr9" draw:text-style-name="P6" draw:layer="layout" svg:width="3.433cm" svg:height="0.721cm" svg:x="4.402cm" svg:y="13.545cm">
            <draw:text-box>
              <text:p><text:span text:style-name="T1">Checklist &amp; ver.</text:span></text:p>
            </draw:text-box>
          </draw:frame>
          <draw:line draw:style-name="gr13" draw:text-style-name="P4" draw:layer="layout" svg:x1="7.731cm" svg:y1="13.611cm" svg:x2="7.731cm" svg:y2="14.188cm">
            <text:p/>
          </draw:line>
        </draw:g>
        <draw:frame draw:style-name="gr9" draw:text-style-name="P6" draw:layer="layout" svg:width="3.433cm" svg:height="0.721cm" svg:x="4.103cm" svg:y="14.246cm">
          <draw:text-box>
            <text:p><text:span text:style-name="T1">Comments</text:span></text:p>
          </draw:text-box>
        </draw:frame>
        <draw:g>
          <draw:custom-shape draw:style-name="gr14" draw:text-style-name="P3" draw:layer="layout" svg:width="2.98cm" svg:height="0.6cm" svg:x="13.976cm" svg:y="14.9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" draw:layer="layout" svg:width="0.207cm" svg:height="0.207cm" draw:transform="rotate (0.785398163397448) translate (16.475cm 15.162c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frame draw:style-name="gr9" draw:text-style-name="P6" draw:layer="layout" svg:width="3.433cm" svg:height="0.721cm" svg:x="13.81cm" svg:y="14.893cm">
            <draw:text-box>
              <text:p><text:span text:style-name="T1">Method</text:span></text:p>
            </draw:text-box>
          </draw:frame>
          <draw:line draw:style-name="gr13" draw:text-style-name="P4" draw:layer="layout" svg:x1="16.339cm" svg:y1="14.959cm" svg:x2="16.339cm" svg:y2="15.536cm">
            <text:p/>
          </draw:line>
        </draw:g>
        <draw:g>
          <draw:custom-shape draw:style-name="gr14" draw:text-style-name="P3" draw:layer="layout" svg:width="2.98cm" svg:height="0.6cm" svg:x="13.977cm" svg:y="15.6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" draw:layer="layout" svg:width="0.207cm" svg:height="0.207cm" draw:transform="rotate (0.785398163397448) translate (16.476cm 15.863c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frame draw:style-name="gr9" draw:text-style-name="P6" draw:layer="layout" svg:width="3.433cm" svg:height="0.721cm" svg:x="13.811cm" svg:y="15.594cm">
            <draw:text-box>
              <text:p><text:span text:style-name="T1">Confidence</text:span></text:p>
            </draw:text-box>
          </draw:frame>
          <draw:line draw:style-name="gr13" draw:text-style-name="P4" draw:layer="layout" svg:x1="16.34cm" svg:y1="15.66cm" svg:x2="16.34cm" svg:y2="16.237cm">
            <text:p/>
          </draw:line>
        </draw:g>
        <draw:custom-shape draw:style-name="gr15" draw:text-style-name="P3" draw:layer="layout" svg:width="6.931cm" svg:height="0.6cm" svg:x="4.321cm" svg:y="16.514cm">
          <text:p text:style-name="P2"><text:span text:style-name="T1">Search for refer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4" draw:layer="layout" svg:width="0.253cm" svg:height="0.253cm" svg:x="4.499cm" svg:y="16.67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4" draw:text-style-name="P4" draw:layer="layout" svg:x1="4.722cm" svg:y1="16.874cm" svg:x2="4.832cm" svg:y2="16.987cm">
            <text:p/>
          </draw:line>
        </draw:g>
        <draw:custom-shape draw:style-name="gr16" draw:text-style-name="P5" draw:layer="layout" svg:width="1.464cm" svg:height="0.6cm" svg:x="11.497cm" svg:y="16.522cm">
          <text:p text:style-name="P2"><text:span text:style-name="T2">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7" draw:text-style-name="P1" draw:layer="layout" svg:width="13.292cm" svg:height="4.78cm" svg:x="3.932cm" svg:y="3.4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5.505cm" svg:height="0.6cm" svg:x="8.608cm" svg:y="4.363cm">
            <text:p text:style-name="P2"><text:span text:style-name="T1">Search for taxon na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4" draw:layer="layout" svg:width="0.253cm" svg:height="0.253cm" svg:x="8.767cm" svg:y="4.53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4" draw:text-style-name="P4" draw:layer="layout" svg:x1="8.99cm" svg:y1="4.732cm" svg:x2="9.1cm" svg:y2="4.845cm">
              <text:p/>
            </draw:line>
          </draw:g>
          <draw:custom-shape draw:style-name="gr5" draw:text-style-name="P5" draw:layer="layout" svg:width="2.517cm" svg:height="0.6cm" svg:x="14.414cm" svg:y="4.348cm">
            <text:p text:style-name="P2"><text:span text:style-name="T2">Browse/ad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6" draw:layer="layout" svg:width="8.497cm" svg:height="0.721cm" svg:x="4.063cm" svg:y="3.433cm">
            <draw:text-box>
              <text:p><text:span text:style-name="T1">Database determination [zero to many]</text:span></text:p>
            </draw:text-box>
          </draw:frame>
          <draw:custom-shape draw:style-name="gr10" draw:text-style-name="P7" draw:layer="layout" svg:width="9.513cm" svg:height="1.301cm" svg:x="4.294cm" svg:y="5.71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1" draw:text-style-name="P3" draw:layer="layout" svg:width="4.031cm" svg:height="0.6cm" svg:x="4.286cm" svg:y="4.355cm">
              <text:p text:style-name="P2"><text:span text:style-name="T1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" draw:layer="layout" svg:width="0.207cm" svg:height="0.207cm" draw:transform="rotate (0.785398163397448) translate (7.836cm 4.572cm)">
              <text:p/>
  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  </draw:custom-shape>
            <draw:frame draw:style-name="gr9" draw:text-style-name="P6" draw:layer="layout" svg:width="3.433cm" svg:height="0.721cm" svg:x="4.371cm" svg:y="4.303cm">
              <draw:text-box>
                <text:p><text:span text:style-name="T1">Checklist &amp; ver.</text:span></text:p>
              </draw:text-box>
            </draw:frame>
            <draw:line draw:style-name="gr13" draw:text-style-name="P4" draw:layer="layout" svg:x1="7.7cm" svg:y1="4.369cm" svg:x2="7.7cm" svg:y2="4.946cm">
              <text:p/>
            </draw:line>
          </draw:g>
          <draw:frame draw:style-name="gr9" draw:text-style-name="P6" draw:layer="layout" svg:width="3.433cm" svg:height="0.721cm" svg:x="4.072cm" svg:y="5.004cm">
            <draw:text-box>
              <text:p><text:span text:style-name="T1">Comments</text:span></text:p>
            </draw:text-box>
          </draw:frame>
          <draw:g>
            <draw:custom-shape draw:style-name="gr14" draw:text-style-name="P3" draw:layer="layout" svg:width="2.98cm" svg:height="0.6cm" svg:x="13.945cm" svg:y="5.7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" draw:layer="layout" svg:width="0.207cm" svg:height="0.207cm" draw:transform="rotate (0.785398163397448) translate (16.444cm 5.92cm)">
              <text:p/>
  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  </draw:custom-shape>
            <draw:frame draw:style-name="gr9" draw:text-style-name="P6" draw:layer="layout" svg:width="3.433cm" svg:height="0.721cm" svg:x="13.779cm" svg:y="5.651cm">
              <draw:text-box>
                <text:p><text:span text:style-name="T1">Method</text:span></text:p>
              </draw:text-box>
            </draw:frame>
            <draw:line draw:style-name="gr13" draw:text-style-name="P4" draw:layer="layout" svg:x1="16.308cm" svg:y1="5.717cm" svg:x2="16.308cm" svg:y2="6.294cm">
              <text:p/>
            </draw:line>
          </draw:g>
          <draw:g>
            <draw:custom-shape draw:style-name="gr14" draw:text-style-name="P3" draw:layer="layout" svg:width="2.98cm" svg:height="0.6cm" svg:x="13.946cm" svg:y="6.4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" draw:layer="layout" svg:width="0.207cm" svg:height="0.207cm" draw:transform="rotate (0.785398163397448) translate (16.445cm 6.621cm)">
              <text:p/>
  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  </draw:custom-shape>
            <draw:frame draw:style-name="gr9" draw:text-style-name="P6" draw:layer="layout" svg:width="3.433cm" svg:height="0.721cm" svg:x="13.78cm" svg:y="6.352cm">
              <draw:text-box>
                <text:p><text:span text:style-name="T1">Confidence</text:span></text:p>
              </draw:text-box>
            </draw:frame>
            <draw:line draw:style-name="gr13" draw:text-style-name="P4" draw:layer="layout" svg:x1="16.309cm" svg:y1="6.418cm" svg:x2="16.309cm" svg:y2="6.995cm">
              <text:p/>
            </draw:line>
          </draw:g>
          <draw:custom-shape draw:style-name="gr15" draw:text-style-name="P3" draw:layer="layout" svg:width="6.931cm" svg:height="0.6cm" svg:x="4.29cm" svg:y="7.272cm">
            <text:p text:style-name="P2"><text:span text:style-name="T1">Search for refere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4" draw:layer="layout" svg:width="0.253cm" svg:height="0.253cm" svg:x="4.468cm" svg:y="7.43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4" draw:text-style-name="P4" draw:layer="layout" svg:x1="4.691cm" svg:y1="7.632cm" svg:x2="4.801cm" svg:y2="7.745cm">
              <text:p/>
            </draw:line>
          </draw:g>
          <draw:custom-shape draw:style-name="gr16" draw:text-style-name="P5" draw:layer="layout" svg:width="1.464cm" svg:height="0.6cm" svg:x="11.466cm" svg:y="7.28cm">
            <text:p text:style-name="P2"><text:span text:style-name="T2">Ad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" draw:layer="layout" svg:width="13.292cm" svg:height="4.78cm" svg:x="3.932cm" svg:y="3.4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5.505cm" svg:height="0.6cm" svg:x="8.608cm" svg:y="4.363cm">
            <text:p text:style-name="P2"><text:span text:style-name="T1">Search for taxon na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4" draw:layer="layout" svg:width="0.253cm" svg:height="0.253cm" svg:x="8.767cm" svg:y="4.53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4" draw:text-style-name="P4" draw:layer="layout" svg:x1="8.99cm" svg:y1="4.732cm" svg:x2="9.1cm" svg:y2="4.845cm">
              <text:p/>
            </draw:line>
          </draw:g>
          <draw:custom-shape draw:style-name="gr5" draw:text-style-name="P5" draw:layer="layout" svg:width="2.517cm" svg:height="0.6cm" svg:x="14.414cm" svg:y="4.348cm">
            <text:p text:style-name="P2"><text:span text:style-name="T2">Browse/ad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6" draw:layer="layout" svg:width="8.497cm" svg:height="0.721cm" svg:x="4.063cm" svg:y="3.433cm">
            <draw:text-box>
              <text:p><text:span text:style-name="T1">Database determination [zero to many]</text:span></text:p>
            </draw:text-box>
          </draw:frame>
          <draw:custom-shape draw:style-name="gr10" draw:text-style-name="P7" draw:layer="layout" svg:width="9.513cm" svg:height="1.301cm" svg:x="4.294cm" svg:y="5.71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1" draw:text-style-name="P3" draw:layer="layout" svg:width="4.031cm" svg:height="0.6cm" svg:x="4.286cm" svg:y="4.3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" draw:layer="layout" svg:width="0.207cm" svg:height="0.207cm" draw:transform="rotate (0.785398163397448) translate (7.836cm 4.572cm)">
              <text:p/>
  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  </draw:custom-shape>
            <draw:frame draw:style-name="gr9" draw:text-style-name="P6" draw:layer="layout" svg:width="3.433cm" svg:height="0.721cm" svg:x="4.371cm" svg:y="4.303cm">
              <draw:text-box>
                <text:p><text:span text:style-name="T1">Checklist &amp; ver.</text:span></text:p>
              </draw:text-box>
            </draw:frame>
            <draw:line draw:style-name="gr13" draw:text-style-name="P4" draw:layer="layout" svg:x1="7.7cm" svg:y1="4.369cm" svg:x2="7.7cm" svg:y2="4.946cm">
              <text:p/>
            </draw:line>
          </draw:g>
          <draw:frame draw:style-name="gr9" draw:text-style-name="P6" draw:layer="layout" svg:width="3.433cm" svg:height="0.721cm" svg:x="4.072cm" svg:y="5.004cm">
            <draw:text-box>
              <text:p><text:span text:style-name="T1">Comments</text:span></text:p>
            </draw:text-box>
          </draw:frame>
          <draw:g>
            <draw:custom-shape draw:style-name="gr14" draw:text-style-name="P3" draw:layer="layout" svg:width="2.98cm" svg:height="0.6cm" svg:x="13.945cm" svg:y="5.7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" draw:layer="layout" svg:width="0.207cm" svg:height="0.207cm" draw:transform="rotate (0.785398163397448) translate (16.444cm 5.92cm)">
              <text:p/>
  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  </draw:custom-shape>
            <draw:frame draw:style-name="gr9" draw:text-style-name="P6" draw:layer="layout" svg:width="3.433cm" svg:height="0.721cm" svg:x="13.779cm" svg:y="5.651cm">
              <draw:text-box>
                <text:p><text:span text:style-name="T1">Method</text:span></text:p>
              </draw:text-box>
            </draw:frame>
            <draw:line draw:style-name="gr13" draw:text-style-name="P4" draw:layer="layout" svg:x1="16.308cm" svg:y1="5.717cm" svg:x2="16.308cm" svg:y2="6.294cm">
              <text:p/>
            </draw:line>
          </draw:g>
          <draw:g>
            <draw:custom-shape draw:style-name="gr14" draw:text-style-name="P3" draw:layer="layout" svg:width="2.98cm" svg:height="0.6cm" svg:x="13.946cm" svg:y="6.4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" draw:layer="layout" svg:width="0.207cm" svg:height="0.207cm" draw:transform="rotate (0.785398163397448) translate (16.445cm 6.621cm)">
              <text:p/>
  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  </draw:custom-shape>
            <draw:frame draw:style-name="gr9" draw:text-style-name="P6" draw:layer="layout" svg:width="3.433cm" svg:height="0.721cm" svg:x="13.78cm" svg:y="6.352cm">
              <draw:text-box>
                <text:p><text:span text:style-name="T1">Confidence</text:span></text:p>
              </draw:text-box>
            </draw:frame>
            <draw:line draw:style-name="gr13" draw:text-style-name="P4" draw:layer="layout" svg:x1="16.309cm" svg:y1="6.418cm" svg:x2="16.309cm" svg:y2="6.995cm">
              <text:p/>
            </draw:line>
          </draw:g>
          <draw:custom-shape draw:style-name="gr15" draw:text-style-name="P3" draw:layer="layout" svg:width="6.931cm" svg:height="0.6cm" svg:x="4.29cm" svg:y="7.272cm">
            <text:p text:style-name="P2"><text:span text:style-name="T1">Search for refere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4" draw:layer="layout" svg:width="0.253cm" svg:height="0.253cm" svg:x="4.468cm" svg:y="7.43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4" draw:text-style-name="P4" draw:layer="layout" svg:x1="4.691cm" svg:y1="7.632cm" svg:x2="4.801cm" svg:y2="7.745cm">
              <text:p/>
            </draw:line>
          </draw:g>
          <draw:custom-shape draw:style-name="gr16" draw:text-style-name="P5" draw:layer="layout" svg:width="1.464cm" svg:height="0.6cm" svg:x="11.466cm" svg:y="7.28cm">
            <text:p text:style-name="P2"><text:span text:style-name="T2">Ad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7" draw:layer="layout" svg:width="9.513cm" svg:height="1.301cm" svg:x="4.328cm" svg:y="9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3.433cm" svg:height="0.721cm" svg:x="4.106cm" svg:y="9.247cm">
          <draw:text-box>
            <text:p><text:span text:style-name="T1">Verbatim label</text:span></text:p>
          </draw:text-box>
        </draw:frame>
        <draw:custom-shape draw:style-name="gr5" draw:text-style-name="P5" draw:layer="layout" svg:width="2.517cm" svg:height="0.6cm" svg:x="14.445cm" svg:y="9.997cm">
          <text:p text:style-name="P2"><text:span text:style-name="T2">Add 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3.433cm" svg:height="0.721cm" svg:x="4.107cm" svg:y="11.248cm">
          <draw:text-box>
            <text:p><text:span text:style-name="T1">Parsed out as</text:span></text:p>
          </draw:text-box>
        </draw:frame>
        <draw:frame draw:style-name="gr19" draw:text-style-name="P6" draw:layer="layout" svg:width="5.412cm" svg:height="0.721cm" svg:x="4.108cm" svg:y="12.749cm">
          <draw:text-box>
            <text:p><text:span text:style-name="T1">Maps to taxon concept</text:span></text:p>
          </draw:text-box>
        </draw:frame>
        <draw:custom-shape draw:style-name="gr20" draw:text-style-name="P5" draw:layer="layout" svg:width="4.015cm" svg:height="0.6cm" svg:x="8.845cm" svg:y="12.79cm">
          <text:p text:style-name="P2"><text:span text:style-name="T2">Suggest mapp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4.317cm" svg:height="0.6cm" svg:x="4.325cm" svg:y="11.96cm">
          <text:p text:style-name="P8">Name str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3.971cm" svg:height="0.6cm" svg:x="8.943cm" svg:y="11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0.207cm" svg:height="0.207cm" draw:transform="rotate (0.785398163397448) translate (12.442cm 12.162cm)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frame draw:style-name="gr9" draw:text-style-name="P6" draw:layer="layout" svg:width="1.712cm" svg:height="0.721cm" svg:x="9.677cm" svg:y="11.893cm">
          <draw:text-box>
            <text:p><text:span text:style-name="T1">Agent</text:span></text:p>
          </draw:text-box>
        </draw:frame>
        <draw:line draw:style-name="gr13" draw:text-style-name="P4" draw:layer="layout" svg:x1="12.306cm" svg:y1="11.959cm" svg:x2="12.306cm" svg:y2="12.536cm">
          <text:p/>
        </draw:line>
        <draw:custom-shape draw:style-name="gr23" draw:text-style-name="P3" draw:layer="layout" svg:width="3.682cm" svg:height="0.6cm" svg:x="13.26cm" svg:y="11.96cm">
          <text:p text:style-name="P8">D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3.292cm" svg:height="4.78cm" svg:x="4.054cm" svg:y="17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8.497cm" svg:height="0.721cm" svg:x="4.185cm" svg:y="17.712cm">
          <draw:text-box>
            <text:p><text:span text:style-name="T1">Database determination [zero to many]</text:span></text:p>
          </draw:text-box>
        </draw:frame>
        <draw:custom-shape draw:style-name="gr10" draw:text-style-name="P7" draw:layer="layout" svg:width="9.513cm" svg:height="1.301cm" svg:x="4.416cm" svg:y="19.99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3.433cm" svg:height="0.721cm" svg:x="4.194cm" svg:y="19.283cm">
          <draw:text-box>
            <text:p><text:span text:style-name="T1">Comments</text:span></text:p>
          </draw:text-box>
        </draw:frame>
        <draw:custom-shape draw:style-name="gr17" draw:text-style-name="P1" draw:layer="layout" svg:width="13.292cm" svg:height="4.78cm" svg:x="4.054cm" svg:y="17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8.497cm" svg:height="0.721cm" svg:x="4.185cm" svg:y="17.712cm">
          <draw:text-box>
            <text:p><text:span text:style-name="T1">Type status determination [zero to many]</text:span></text:p>
          </draw:text-box>
        </draw:frame>
        <draw:custom-shape draw:style-name="gr10" draw:text-style-name="P7" draw:layer="layout" svg:width="9.513cm" svg:height="1.301cm" svg:x="5.716cm" svg:y="19.29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7.566cm" svg:height="0.721cm" svg:x="6.594cm" svg:y="19.591cm">
          <draw:text-box>
            <text:p><text:span text:style-name="T1">Markus E to complete this subfor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edrik Ronquist</meta:initial-creator>
    <meta:creation-date>2016-04-05T08:53:56.513129000</meta:creation-date>
    <meta:editing-cycles>26</meta:editing-cycles>
    <meta:editing-duration>PT14H8M54S</meta:editing-duration>
    <dc:date>2016-04-06T00:04:57.025483000</dc:date>
    <dc:creator>Fredrik Ronquist</dc:creator>
    <meta:generator>LibreOffice/4.4.5.2$MacOSX_X86_64 LibreOffice_project/a22f674fd25a3b6f45bdebf25400ed2adff0ff99</meta:generator>
    <meta:document-statistic meta:object-count="115"/>
  </office:meta>
</office:document-meta>
</file>